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13cm" draw:marker-end-width="0.413cm" draw:fill="hatch" draw:fill-color="#ffffff" draw:fill-hatch-name="Black_20_45_20_Degrees_20_Wide" draw:textarea-horizontal-align="justify" draw:textarea-vertical-align="middle" draw:auto-grow-height="false" fo:min-height="2.009cm" fo:min-width="1.652cm" fo:padding-top="0.204cm" fo:padding-bottom="0.204cm" fo:padding-left="0.329cm" fo:padding-right="0.329cm"/>
    </style:style>
    <style:style style:name="gr2" style:family="graphic" style:parent-style-name="standard">
      <style:graphic-properties draw:stroke="solid" svg:stroke-width="0.159cm" svg:stroke-color="#000000" draw:marker-start-width="0.386cm" draw:marker-end-width="0.386cm" draw:fill="hatch" draw:fill-color="#000000" draw:fill-hatch-name="Black_20_45_20_Degrees_20_Wide" draw:textarea-horizontal-align="justify" draw:textarea-vertical-align="middle" draw:auto-grow-height="false" fo:min-height="2.01cm" fo:min-width="1.653cm" fo:padding-top="0.204cm" fo:padding-bottom="0.204cm" fo:padding-left="0.329cm" fo:padding-right="0.329cm"/>
    </style:style>
    <style:style style:name="gr3" style:family="graphic" style:parent-style-name="standard">
      <style:graphic-properties draw:stroke="solid" svg:stroke-width="0.159cm" svg:stroke-color="#000000" draw:marker-start-width="0.386cm" draw:marker-end-width="0.386cm" draw:fill="hatch" draw:fill-color="#000000" draw:fill-hatch-name="Black_20_45_20_Degrees_20_Wide" draw:textarea-horizontal-align="justify" draw:textarea-vertical-align="middle" draw:auto-grow-height="false" fo:min-height="2.009cm" fo:min-width="1.652cm" fo:padding-top="0.204cm" fo:padding-bottom="0.204cm" fo:padding-left="0.329cm" fo:padding-right="0.329cm"/>
    </style:style>
    <style:style style:name="gr4" style:family="graphic" style:parent-style-name="standard">
      <style:graphic-properties draw:stroke="solid" svg:stroke-width="0.159cm" svg:stroke-color="#000000" draw:marker-start-width="0.386cm" draw:marker-end-width="0.386cm" draw:fill="hatch" draw:fill-color="#000000" draw:fill-hatch-name="Black_20_45_20_Degrees_20_Wide" draw:textarea-horizontal-align="justify" draw:textarea-vertical-align="middle" draw:auto-grow-height="false" fo:min-height="2.009cm" fo:min-width="1.651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000000" draw:marker-start-width="0.413cm" draw:marker-end-width="0.413cm" draw:fill="hatch" draw:fill-color="#ffffff" draw:fill-hatch-name="Black_20_45_20_Degrees_20_Wide" draw:textarea-horizontal-align="justify" draw:textarea-vertical-align="middle" draw:auto-grow-height="false" fo:min-height="2.01cm" fo:min-width="1.652cm" fo:padding-top="0.204cm" fo:padding-bottom="0.204cm" fo:padding-left="0.329cm" fo:padding-right="0.329cm"/>
    </style:style>
    <style:style style:name="gr6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9.37cm" fo:min-width="9.72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58220" draw:marker-start-width="0.359cm" draw:marker-end-width="0.359cm" draw:fill="none" draw:textarea-horizontal-align="justify" draw:textarea-vertical-align="middle" draw:auto-grow-height="false" fo:min-height="3.647cm" fo:min-width="3.761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8.639cm" fo:min-width="7.536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6.934cm" fo:min-width="6.19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ffffff" draw:fill-hatch-name="Black_20_45_20_Degrees_20_Wide"/>
      <style:paragraph-properties fo:text-align="center"/>
      <style:text-properties fo:font-size="60pt" fo:background-color="#ffffff" style:font-size-asian="60pt" style:font-size-complex="60pt"/>
    </style:style>
    <style:style style:name="P3" style:family="paragraph">
      <loext:graphic-properties draw:fill="hatch" draw:fill-color="#000000" draw:fill-hatch-name="Black_20_45_20_Degrees_20_Wide"/>
      <style:paragraph-properties fo:text-align="center"/>
      <style:text-properties fo:font-size="60pt" fo:background-color="#ffffff" style:font-size-asian="60pt" style:font-size-complex="6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8pt" fo:background-color="#ffffff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266cm" svg:height="3.417cm" svg:x="7.982cm" svg:y="13.55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3.267cm" svg:height="3.418cm" svg:x="12.458cm" svg:y="9.745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3.267cm" svg:height="3.418cm" svg:x="19.167cm" svg:y="12.698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3.266cm" svg:height="3.417cm" svg:x="6.949cm" svg:y="7.705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3.265cm" svg:height="3.417cm" svg:x="3.85cm" svg:y="3.425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3.266cm" svg:height="3.418cm" svg:x="18.575cm" svg:y="5.983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4.462cm" svg:height="13.602cm" svg:x="11.592cm" svg:y="4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6.025cm" svg:height="5.509cm" svg:x="17.102cm" svg:y="5.0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1.362cm" svg:height="12.569cm" svg:x="5.567cm" svg:y="5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9.469cm" svg:height="10.158cm" svg:x="2.467cm" svg:y="2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9:37:42.911977186</meta:creation-date>
    <dc:date>2019-12-04T08:05:05.541302201</dc:date>
    <meta:editing-duration>PT21H12M6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